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moon. The clouds in the sky turned a bright rosy peach color. They were beautiful.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drones. But this time around, one of the drones had a tracking device that it stung Jessica with.</text:span></text:p>
      <text:p text:style-name="P29"><text:soft-page-break/><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positions he enjoyed. Yeah things no one really should ever know.</text:span></text:p>
      <text:p text:style-name="P30"><text:soft-page-break/><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help serving the drinks. Do you have a whereabouts on them all evening?”</text:span></text:p>
      <text:p text:style-name="P30"><text:soft-page-break/><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 text:c="5"/><text:span text:style-name="T96">The waitress nodded. “Alright.” She took her hand off Calypso’s shoulder. “Just know I’m watching you two.”</text:span></text:p>
      <text:p text:style-name="P30"><text:soft-page-break/><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 text:c="5"/><text:span text:style-name="T99">Calypso shook her head. “Not if I get my man in the end it doesn’t.” She said. “Give it some thought. You know where I’ll be.” She finished her drink and got up and left.</text:span></text:p>
      <text:p text:style-name="P30"><text:soft-page-break/><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text:soft-page-break/></text:p>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drama going on in their lives, they don’t care what my name is.” He smiled. “Besides wouldn’t you rather have another drink than worry about what my name is?”</text:span></text:p>
      <text:p text:style-name="P31"><text:soft-page-break/><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would let it pass. </text:span><text:span text:style-name="T107">They had decided to let the night be a night of fun after all.</text:span></text:p>
      <text:p text:style-name="P31"><text:s text:c="5"/>“<text:span text:style-name="T109">What’ll it be?” The bartender asked Eugene.</text:span></text:p>
      <text:p text:style-name="P31"><text:soft-page-break/><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 text:c="5"/><text:span text:style-name="T112">Calypso looked to the bartender and nodded. “Can you make an AMF?”</text:span></text:p>
      <text:p text:style-name="P31"><text:soft-page-break/><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 text:c="5"/><text:span text:style-name="T117">The man nodded. His wife looked to Eugene sorrowfully. “If there’s anything we can do to help.” </text:span><text:soft-page-break/><text:span text:style-name="T117">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4">Chapter Eleven</text:p>
      <text:p text:style-name="P34"/>
      <text:p text:style-name="P34"><text:s text:c="5"/>Walking upstairs, Eugene wondered if Calypso would be alright. She was a big girl and could take care of herself but he just wasn’t sure if she could handle all the booze she was drinking. He’d have to talk to her about that later.</text:p>
      <text:p text:style-name="P34"><text:s text:c="5"/>Knocking on room number three, Eugene entered. The lights were out.</text:p>
      <text:p text:style-name="P34"><text:s text:c="5"/>“Hello.” A woman’s voice came from the bed. “I’ve been expecting you lawman.”</text:p>
      <text:p text:style-name="P34"><text:soft-page-break/><text:s text:c="5"/>Eugene smiled at the thought. At least she knew why he was there. <text:span text:style-name="T121">It didn’t happen often in his line of work, not at all. It was a nice change of pace.</text:span></text:p>
      <text:p text:style-name="P34"><text:s text:c="5"/>“<text:span text:style-name="T121">You know about Lucy.” Eugene said. “That she’s dead?”</text:span></text:p>
      <text:p text:style-name="P34"><text:s text:c="5"/><text:span text:style-name="T121">Anne nodded her head. “Yes, she was my sister. Poor girl, never thought she’d get in trouble and die like this.”</text:span></text:p>
      <text:p text:style-name="P34"><text:s text:c="5"/><text:span text:style-name="T122">Sitting on the bed, Eugene frowned. “Trouble? What kind of trouble did she get into?”</text:span></text:p>
      <text:p text:style-name="P34"><text:s text:c="5"/><text:span text:style-name="T122">Anne sighed. “Gambling debts mostly.” She said. “She was a terrible gambler, always got in trouble with money.”</text:span></text:p>
      <text:p text:style-name="P34"><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4"><text:s text:c="5"/><text:span text:style-name="T123">Anne kissed Eugene’s back as she removed his shirt. “How’d you lose the arm?”</text:span></text:p>
      <text:p text:style-name="P34"><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4"><text:s text:c="5"/>“<text:span text:style-name="T123">In combat.” Eugene said. “During the last war.”</text:span></text:p>
      <text:p text:style-name="P34"><text:s text:c="5"/><text:span text:style-name="T123">Anne kissed Eugene’s neck. It sent shivers down his spine. “Combat, oh dear.” She said.</text:span></text:p>
      <text:p text:style-name="P34"><text:s text:c="5"/>“<text:span text:style-name="T123">So about Lucy.” Eugene asked. “When was the last time you spoke to her?”</text:span></text:p>
      <text:p text:style-name="P34"><text:s text:c="5"/>“<text:span text:style-name="T124">The morning of her death.” Anne said. “It was a quick meeting, nothing too crazy about it. Just that she was leaving town. Lucy was afraid the law was after her because she left the capitol without telling anyone. I guess she was right.”</text:span></text:p>
      <text:p text:style-name="P34"><text:soft-page-break/><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4"><text:s text:c="5"/>“<text:span text:style-name="T124">And what of me?” Anne asked rubbing Eugene’s shoulders. “What happens to me?”</text:span></text:p>
      <text:p text:style-name="P34"><text:s text:c="5"/><text:span text:style-name="T124">Eugene shrugged. “If you aren’t an accomplice in any of this and you didn’t do it, I’m sure nothing will happen to you at all.”</text:span></text:p>
      <text:p text:style-name="P34"><text:s text:c="5"/><text:span text:style-name="T124">Anne licked and nibbled at Eugene’s ear. “I see.” She said between nibbles. “Well since you have a body, why don’t you take it back to the capitol?”</text:span></text:p>
      <text:p text:style-name="P34"><text:s text:c="5"/>“<text:span text:style-name="T124">Because we have to find the killer.” Eugene said. “Can’t be bringing home a dead girl without her killer.”</text:span></text:p>
      <text:p text:style-name="P34"><text:s text:c="5"/><text:span text:style-name="T124">Anne sighed. “That’s true.” She said. “I hope you can find your killer.” She said. “This town is quite small, it shouldn’t be that difficult of a task.”</text:span></text:p>
      <text:p text:style-name="P34"><text:s text:c="5"/><text:span text:style-name="T124">Eugene stood up to leave, Anne pulled him back down on the bed and started to undo his pants. “Oh no you don’t. You paid for an hour with me, and an hour is what you’ll get.” She said.</text:span></text:p>
      <text:p text:style-name="P34"><text:s text:c="5"/><text:span text:style-name="T125">Downstairs, Calypso sat at the bar waiting for Eugene to get back from his escapade. She didn’t notice the man behind her.</text:span></text:p>
      <text:p text:style-name="P34"><text:s text:c="5"/>“<text:span text:style-name="T125">Can I buy you a drink?” He asked.</text:span></text:p>
      <text:p text:style-name="P34"><text:s text:c="5"/><text:span text:style-name="T125">Calypso looked behind her and shook her head. “No thank you, I have a drink.” She pointed to her empty glass.</text:span></text:p>
      <text:p text:style-name="P34"><text:s text:c="5"/><text:span text:style-name="T125">The man looked at the glass. “It’s empty!” He said. “You need a refill. Hey barkeep! We need a refill over here!”</text:span></text:p>
      <text:p text:style-name="P34"><text:s text:c="5"/><text:span text:style-name="T125">The bartender walked over to the man and Calypso. “Gosh Juan, haven’t you been bothering </text:span><text:soft-page-break/><text:span text:style-name="T125">enough women this evening? I mean it’s one thing to bother the dancers but to bother my customers too? That’s just going too far.”</text:span></text:p>
      <text:p text:style-name="P34"><text:s text:c="5"/><text:span text:style-name="T125">Juan smiled at the bartender. “Okay Clyde, whatever you say.”</text:span></text:p>
      <text:p text:style-name="P34"><text:s text:c="5"/><text:span text:style-name="T125">The bartender wasn’t amused. “Nope name isn’t Clyde. Try again later.”</text:span></text:p>
      <text:p text:style-name="P34"><text:s text:c="5"/><text:span text:style-name="T125">Juan walked away with a whiskey in his hand he grabbed off the bar.</text:span></text:p>
      <text:p text:style-name="P34"><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4"><text:s text:c="5"/><text:span text:style-name="T126">Calypso smiled. “That’s okay.” She said. “I like information, it’s kinda what I’m known for getting information from people.”</text:span></text:p>
      <text:p text:style-name="P34"><text:s text:c="5"/><text:span text:style-name="T127">The bartender smiled at Calypso. “You know, if this were a different era and you weren’t a cop, we could be going places.”</text:span></text:p>
      <text:p text:style-name="P34"><text:s text:c="5"/><text:span text:style-name="T127">Calypso nodded. “Possibly yes, but I am a cop and this is that era. There’s nothing that can be done to stop or change it.”</text:span></text:p>
      <text:p text:style-name="P34"><text:s text:c="5"/><text:span text:style-name="T127">The bartender smiled. “I know, but maybe we could break the rules for one night? I mean your partner sure is.”</text:span></text:p>
      <text:p text:style-name="P34"><text:s text:c="5"/><text:span text:style-name="T127">Calypso nodded. “Thanks for the reminder. Which room is he in again?”</text:span></text:p>
      <text:p text:style-name="P34"><text:s text:c="5"/>“<text:span text:style-name="T127">Three.” The bartender sighed noting that he wouldn’t be getting lucky that night.</text:span></text:p>
      <text:p text:style-name="P34"><text:s text:c="5"/><text:span text:style-name="T127">Calypso walked upstairs to room number three. “Oh lover boy!” She called. “Time for you to come home now.”</text:span></text:p>
      <text:p text:style-name="P34"><text:s text:c="5"/><text:span text:style-name="T127">Eugene quickly got dressed leaving Anne alone naked in bed. “I’ll call you next time I’m up this way.” </text:span><text:soft-page-break/><text:span text:style-name="T127">He said. Looking at Anne. He would try to make it back to this backwards town someday, it was a town one of a kind on the Moon of all places.</text:span></text:p>
      <text:p text:style-name="P34"><text:s text:c="5"/><text:span text:style-name="T127">Anne sighed. She knew it wouldn’t happen. He wasn’t about to come back to her. There was no reason for him to. Oh well, she thought, might as well keep the memories they did have and leave it at that.</text:span></text:p>
      <text:p text:style-name="P34"><text:s text:c="5"/><text:span text:style-name="T128">Eugene walked out of the room. Calypso took a quick peek inside. “Sorry miss.” She said. “But we have work to do.”</text:span></text:p>
      <text:p text:style-name="P34"><text:s text:c="5"/><text:span text:style-name="T128">Anne smiled and waved, </text:span><text:span text:style-name="T129">her leg was dangling off the bed and she was barely covered by a thin sheet</text:span><text:span text:style-name="T128">. “Yes I know, good luck!”</text:span></text:p>
      <text:p text:style-name="P34"><text:s text:c="5"/><text:span text:style-name="T130">Calypso shut the door. “Wow, good for you Eugene.” She said.</text:span></text:p>
      <text:p text:style-name="P34"><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4"><text:s text:c="5"/>“<text:span text:style-name="T131">What did you find out?” Calypso asked.</text:span></text:p>
      <text:p text:style-name="P34"><text:s text:c="5"/><text:span text:style-name="T131">Eugene smiled. “That was Anne, Lucy’s sister. She’s worried about her parents blaming her for killing her sister.”</text:span></text:p>
      <text:p text:style-name="P34"><text:s text:c="5"/>“<text:span text:style-name="T131">She said that?” Calypso asked.</text:span></text:p>
      <text:p text:style-name="P34"><text:s text:c="5"/>“<text:span text:style-name="T131">Not in so many words no, but I can read between the lines.” Eugene replied. “</text:span><text:span text:style-name="T132">She was an easy read too.”</text:span></text:p>
      <text:p text:style-name="P34"><text:s text:c="5"/><text:span text:style-name="T132">Calypso rubbed some lipstick off of Eugene’s face. “She was an easy something, that’s for sure.”</text:span></text:p>
      <text:p text:style-name="P34"><text:s text:c="5"/><text:span text:style-name="T132">Eugene blushed. “Come on boss, that’s not fair. You told me to relax and find out information if I could. I did both.”</text:span></text:p>
      <text:p text:style-name="P34"><text:s text:c="5"/>“<text:span text:style-name="T132">Relax Eugene,” Calypso said. “I’m not writing this in my official report. I was a bit tipsy if you don’t </text:span><text:soft-page-break/><text:span text:style-name="T132">recall.” </text:span><text:span text:style-name="T133">In fact she was still tipsy, on the verge of being drunk actually.</text:span></text:p>
      <text:p text:style-name="P34"><text:s text:c="5"/>“<text:span text:style-name="T134">Good job on finding out information.” Calypso said. “I got nothing from the bartender, not even his name.”</text:span></text:p>
      <text:p text:style-name="P34"><text:s text:c="5"/><text:span text:style-name="T134">Eugene nodded. “Yeah he’s a tough nut to crack.” He said.</text:span></text:p>
      <text:p text:style-name="P34"><text:s text:c="5"/><text:span text:style-name="T134">Walking out of the saloon, Calypso looked at Eugene. “Where shall we go next?”</text:span></text:p>
      <text:p text:style-name="P34"><text:s text:c="5"/><text:span text:style-name="T134">Eugene smiled. “I’m going to bed. Which is where I suggest you go. We don’t have much sun coming since we’re on the dark side of the Moon. When that sun does come up, I want to hit the ground running.”</text:span></text:p>
      <text:p text:style-name="P34"><text:s text:c="5"/><text:span text:style-name="T134">Calypso nodded. “Good idea.” She said.</text:span></text:p>
      <text:p text:style-name="P34"><text:s text:c="5"/><text:span text:style-name="T134">So they went back to their hotel room and laid down for a nap. The sun would be coming up in a few hours and they would be fresh and ready to go.</text:span></text:p>
      <text:p text:style-name="P34"/>
      <text:p text:style-name="P35">Chapter Twelve</text:p>
      <text:p text:style-name="P35"/>
      <text:p text:style-name="P35"><text:s text:c="5"/><text:span text:style-name="T135">Waking up, Eugene roused Calypso. They got ready for the day and walked out of the hotel somewhat sober. Calypso felt the need to drink a strong cup of coffee in order to wake her up and hopefully sober her up.</text:span></text:p>
      <text:p text:style-name="P35"><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5"><text:s text:c="5"/><text:span text:style-name="T137">Once she was ready, Eugene and Calypso walked to the local barber. Stepping inside his shop, Eugene began the questioning.</text:span></text:p>
      <text:p text:style-name="P35"><text:s text:c="5"/>“<text:span text:style-name="T137">Hello sir, your shop is right across the way of where the young lady was murdered. Did you see or hear anything?”</text:span></text:p>
      <text:p text:style-name="P35"><text:soft-page-break/><text:s text:c="5"/><text:span text:style-name="T137">The barber looked at Eugene and then to Calypso. “Either of you want a haircut?” He asked.</text:span></text:p>
      <text:p text:style-name="P36"><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6"><text:s text:c="5"/><text:span text:style-name="T137">Calypso frowned. “No, I’m good. But I think Eugene here could use a trim.”</text:span></text:p>
      <text:p text:style-name="P36"><text:s text:c="5"/><text:span text:style-name="T137">Eugene sat down in the barber chair and smiled. “Just a little off the top.” He said.</text:span></text:p>
      <text:p text:style-name="P36"><text:s text:c="5"/><text:span text:style-name="T137">The barber nodded. “Okay. You’ve got it.” He went to work.</text:span></text:p>
      <text:p text:style-name="P36"><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6"><text:s text:c="5"/><text:span text:style-name="T137">Eugene looked to Calypso. It was her turn to ask some questions. “Did you see a figure fleeing the scene?” She asked.</text:span></text:p>
      <text:p text:style-name="P36"><text:s text:c="5"/><text:span text:style-name="T137">The barber shook his head. “No ma’am.” He said. “Like I said they were long gone by the time I made it to the body.” He paused. “Do you want a shave as well?”</text:span></text:p>
      <text:p text:style-name="P36"><text:s text:c="5"/><text:span text:style-name="T137">Eugene nodded his head. “Yes please.”</text:span></text:p>
      <text:p text:style-name="P36"><text:s text:c="5"/><text:span text:style-name="T137">A half hour later, Eugene had a new haircut and was clean shaven. It only costed him forty dollars plus a tip. He felt like he had been robbed.</text:span></text:p>
      <text:p text:style-name="P36"><text:s text:c="5"/>“<text:span text:style-name="T138">Well that led to a dead end.” Eugene said.</text:span></text:p>
      <text:p text:style-name="P36"><text:s text:c="5"/><text:span text:style-name="T138">Calypso shook her head. “No I don’t think so. When you came across the body, did you see the barber near her?”</text:span></text:p>
      <text:p text:style-name="P36"><text:soft-page-break/><text:s text:c="5"/><text:span text:style-name="T138">Eugene tried to think back to the night of the murder. “No, I don’t recall seeing him there. Maybe he took off and ran back to his barber shop afraid that we would do something to him.”</text:span></text:p>
      <text:p text:style-name="P36"><text:s text:c="5"/>“<text:span text:style-name="T138">Maybe.” Calypso said. “I’ll keep him on the list until we can see otherwise.”</text:span></text:p>
      <text:p text:style-name="P36"><text:s text:c="5"/>“<text:span text:style-name="T138">The list?” Eugene asked. “What list?”</text:span></text:p>
      <text:p text:style-name="P36"><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6"><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6"><text:s text:c="5"/><text:span text:style-name="T139">Calypso put her arm around Eugene. “Don’t worry, I’m sure we’ll find our killer.” She said. “If we don’t? Then we’ll take the body back to the capitol as promised. We’ll take the body back in shame.”</text:span></text:p>
      <text:p text:style-name="P36"><text:s text:c="5"/><text:span text:style-name="T139">Eugene began walking back to the hotel. “In shame.” He repeated. “Yes we would wouldn’t we. Her family wouldn’t understand why we couldn’t catch the killer, it wouldn’t be our fault. Would it?”</text:span></text:p>
      <text:p text:style-name="P36"><text:s text:c="5"/><text:span text:style-name="T139">Shrugging her shoulders, Calypso sighed. “I’m not sure Eugene. I’m not sure how we would be received. Perhaps we should send in reinforcements and have them canvas the entire town. How does that sound?”</text:span></text:p>
      <text:p text:style-name="P36"><text:s text:c="5"/><text:span text:style-name="T139">Smiling, Eugene shook his head. “That won’t be necessary.” He said. “I think I know where to look next. Come on.” They turned and headed towards the center of town.</text:span></text:p>
      <text:p text:style-name="P36"><text:s text:c="5"/><text:span text:style-name="T139">The dead man was still laying there with the rope around his neck. Eugene reached for his pocket and </text:span><text:soft-page-break/><text:span text:style-name="T139">pulled out the man’s wallet. Luckily no one had thought to take his wallet. Opening his wallet, Eugene saw his name, date of birth, town of residence, everything.</text:span></text:p>
      <text:p text:style-name="P37"><text:s text:c="5"/>“<text:span text:style-name="T140">Look here, look at that last name.” Eugene said, “</text:span><text:span text:style-name="T76">Desna. </text:span><text:span text:style-name="T141">He was related to Lucy. Somehow he was related to Lucy.”</text:span></text:p>
      <text:p text:style-name="P37"><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7"><text:s text:c="5"/><text:span text:style-name="T141">Eugene nodded. “No it doesn’t. But if I had my guess it would be because he stole something. He looks like a thief.”</text:span></text:p>
      <text:p text:style-name="P37"><text:s text:c="5"/><text:span text:style-name="T141">Calypso smirked, “How can you tell? The crows and vultures have had their way with him. He’s not even recognizab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52</meta:editing-cycles>
    <meta:generator>LibreOffice/7.4.1.2$Windows_X86_64 LibreOffice_project/3c58a8f3a960df8bc8fd77b461821e42c061c5f0</meta:generator>
    <dc:date>2022-10-18T15:53:55.686000000</dc:date>
    <meta:editing-duration>PT6H43M24S</meta:editing-duration>
    <meta:document-statistic meta:table-count="0" meta:image-count="0" meta:object-count="0" meta:page-count="50" meta:paragraph-count="492" meta:word-count="13606" meta:character-count="76067" meta:non-whitespace-character-count="60550"/>
  </office:meta>
</office:document-meta>
</file>